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Sans" svg:font-family="'Ubuntu Sans'" style:font-adornments="Gras" style:font-family-generic="swiss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17.404cm" draw:shadow="visible" loext:decorative="false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0.654cm" fo:min-width="2.404cm" draw:shadow="visible" loext:decorative="false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5" style:family="graphic" style:parent-style-name="objectwithoutfill">
      <style:graphic-properties svg:stroke-width="0.053cm" draw:marker-start-width="0.279cm" draw:marker-end="Extrémités_20_de_20_flèche_20_1" draw:marker-end-width="0.279cm" draw:fill="none" draw:textarea-vertical-align="middle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textarea-vertical-align="middle" draw:auto-grow-height="false" fo:min-height="0.654cm" fo:min-width="4.404cm" draw:shadow="visible" loext:decorative="false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0.654cm" fo:min-width="11.404cm" draw:shadow="visible" loext:decorative="false"/>
      <style:paragraph-properties style:writing-mode="lr-tb"/>
    </style:style>
    <style:style style:name="gr8" style:family="graphic" style:parent-style-name="standard">
      <style:graphic-properties svg:stroke-width="0.053cm" draw:marker-start-width="0.279cm" draw:marker-end-width="0.279cm" draw:fill="none" loext:fill-use-slide-background="false" draw:textarea-horizontal-align="justify" draw:textarea-vertical-align="middle" draw:auto-grow-height="false" fo:min-height="2.698cm" fo:min-width="17.698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svg:stroke-width="0.053cm" draw:marker-start-width="0.279cm" draw:marker-end-width="0.279cm" draw:fill="solid" draw:fill-color="#ffffff" loext:fill-use-slide-background="false" draw:textarea-horizontal-align="justify" draw:textarea-vertical-align="middle" draw:auto-grow-height="false" fo:min-height="0.698cm" fo:min-width="16.448cm" fo:padding-top="0.151cm" fo:padding-bottom="0.151cm" fo:padding-left="0.276cm" fo:padding-right="0.276cm" loext:decorative="false"/>
      <style:paragraph-properties style:writing-mode="lr-tb"/>
    </style:style>
    <style:style style:name="gr10" style:family="graphic" style:parent-style-name="standard">
      <style:graphic-properties svg:stroke-width="0.053cm" draw:marker-start-width="0.279cm" draw:marker-end-width="0.279cm" draw:fill="none" loext:fill-use-slide-background="false" draw:textarea-horizontal-align="justify" draw:textarea-vertical-align="middle" draw:auto-grow-height="false" fo:min-height="2.698cm" fo:min-width="13.448cm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draw:marker-start-width="0.279cm" draw:marker-end-width="0.279cm" draw:fill="solid" draw:fill-color="#ffffff" loext:fill-use-slide-background="false" draw:textarea-horizontal-align="justify" draw:textarea-vertical-align="middle" draw:auto-grow-height="false" fo:min-height="0.698cm" fo:min-width="9.448cm" fo:padding-top="0.151cm" fo:padding-bottom="0.151cm" fo:padding-left="0.276cm" fo:padding-right="0.27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0000" loext:opacity="100%"/>
    </style:style>
    <style:style style:name="P4" style:family="paragraph">
      <loext:graphic-properties draw:fill="solid" draw:fill-color="#ffffff"/>
      <style:paragraph-properties fo:text-align="center"/>
      <style:text-properties fo:color="#000000" loext:opacity="10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1" draw:layer="layout" svg:width="18cm" svg:height="1cm" svg:x="1.5cm" svg:y="1.95cm">
            <text:p text:style-name="P1">API Gatewa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cm" svg:height="1cm" svg:x="2cm" svg:y="4.95cm">
            <text:p text:style-name="P1">GEO SVC</text:p>
            <text:p text:style-name="P1">(Container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cm" svg:height="1cm" svg:x="5.5cm" svg:y="4.95cm">
            <text:p text:style-name="P1">Search SVC</text:p>
            <text:p text:style-name="P1">(Container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cm" svg:height="1cm" svg:x="9cm" svg:y="4.95cm">
            <text:p text:style-name="P1">Catalog SVC</text:p>
            <text:p text:style-name="P1">(Container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cm" svg:height="1cm" svg:x="12.5cm" svg:y="4.95cm">
            <text:p text:style-name="P1">Users SVC</text:p>
            <text:p text:style-name="P1">(Container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cm" svg:height="1cm" svg:x="16cm" svg:y="4.95cm">
            <text:p text:style-name="P1">B.O. SVC</text:p>
            <text:p text:style-name="P1">(Container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line draw:style-name="gr4" draw:text-style-name="P2" draw:layer="layout" svg:x1="3.5cm" svg:y1="3.95cm" svg:x2="17.5cm" svg:y2="3.95cm">
            <text:p/>
          </draw:line>
          <draw:line draw:style-name="gr4" draw:text-style-name="P2" draw:layer="layout" svg:x1="3.5cm" svg:y1="3.95cm" svg:x2="3.5cm" svg:y2="4.95cm">
            <text:p/>
          </draw:line>
          <draw:line draw:style-name="gr4" draw:text-style-name="P2" draw:layer="layout" svg:x1="10.5cm" svg:y1="2.95cm" svg:x2="10.5cm" svg:y2="3.95cm">
            <text:p/>
          </draw:line>
          <draw:line draw:style-name="gr4" draw:text-style-name="P2" draw:layer="layout" svg:x1="7cm" svg:y1="3.95cm" svg:x2="7cm" svg:y2="4.95cm">
            <text:p/>
          </draw:line>
          <draw:line draw:style-name="gr4" draw:text-style-name="P2" draw:layer="layout" svg:x1="10.5cm" svg:y1="3.95cm" svg:x2="10.5cm" svg:y2="4.95cm">
            <text:p/>
          </draw:line>
          <draw:line draw:style-name="gr4" draw:text-style-name="P2" draw:layer="layout" svg:x1="14cm" svg:y1="3.95cm" svg:x2="14cm" svg:y2="4.95cm">
            <text:p/>
          </draw:line>
          <draw:line draw:style-name="gr4" draw:text-style-name="P2" draw:layer="layout" svg:x1="17.5cm" svg:y1="3.95cm" svg:x2="17.5cm" svg:y2="4.95cm">
            <text:p/>
          </draw:line>
          <draw:line draw:style-name="gr5" draw:text-style-name="P2" draw:layer="layout" svg:x1="3.5cm" svg:y1="5.95cm" svg:x2="3.5cm" svg:y2="6.95cm">
            <text:p/>
          </draw:line>
          <draw:line draw:style-name="gr5" draw:text-style-name="P2" draw:layer="layout" svg:x1="7cm" svg:y1="5.95cm" svg:x2="7cm" svg:y2="6.95cm">
            <text:p/>
          </draw:line>
          <draw:line draw:style-name="gr5" draw:text-style-name="P2" draw:layer="layout" svg:x1="10.5cm" svg:y1="5.95cm" svg:x2="10.5cm" svg:y2="6.95cm">
            <text:p/>
          </draw:line>
          <draw:line draw:style-name="gr5" draw:text-style-name="P2" draw:layer="layout" svg:x1="14cm" svg:y1="5.95cm" svg:x2="14cm" svg:y2="6.95cm">
            <text:p/>
          </draw:line>
          <draw:line draw:style-name="gr5" draw:text-style-name="P2" draw:layer="layout" svg:x1="17.5cm" svg:y1="5.95cm" svg:x2="17.5cm" svg:y2="6.95cm">
            <text:p/>
          </draw:line>
          <draw:line draw:style-name="gr4" draw:text-style-name="P2" draw:layer="layout" svg:x1="10.5cm" svg:y1="5.95cm" svg:x2="10.5cm" svg:y2="6.95cm">
            <text:p/>
          </draw:line>
          <draw:custom-shape draw:style-name="gr3" draw:text-style-name="P1" draw:layer="layout" svg:width="3cm" svg:height="1cm" svg:x="2cm" svg:y="6.95cm">
            <text:p text:style-name="P1">DB GEO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cm" svg:height="1cm" svg:x="5.5cm" svg:y="6.95cm">
            <text:p text:style-name="P1">DB Searc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cm" svg:height="1cm" svg:x="2cm" svg:y="10cm">
            <text:p text:style-name="P1">Experimentation SVC</text:p>
            <text:p text:style-name="P1">(Container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cm" svg:height="1cm" svg:x="12.5cm" svg:y="6.95cm">
            <text:p text:style-name="P1">DB User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cm" svg:height="1cm" svg:x="16cm" svg:y="6.95cm">
            <text:p text:style-name="P1">DB B.O.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cm" svg:height="1cm" svg:x="9cm" svg:y="6.95cm">
            <text:p text:style-name="P1">DB Catalo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cm" svg:height="1cm" svg:x="8cm" svg:y="10cm">
            <text:p text:style-name="P1">Observability SVC</text:p>
            <text:p text:style-name="P1">(Container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5cm" svg:height="1cm" svg:x="14cm" svg:y="10cm">
            <text:p text:style-name="P1">Notification SVC</text:p>
            <text:p text:style-name="P1">(Container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12cm" svg:height="1cm" svg:x="4.5cm" svg:y="14.5cm">
            <text:p text:style-name="P1">Ancien Système (Monolith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position-x="$0" draw:handle-position-y="top" draw:handle-switched="true" draw:handle-range-x-minimum="0" draw:handle-range-x-maximum="10800"/>
            </draw:enhanced-geometry>
          </draw:custom-shape>
          <draw:custom-shape draw:style-name="gr8" draw:text-style-name="P2" draw:layer="layout" svg:width="18.25cm" svg:height="3cm" svg:x="1.5cm" svg:y="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7cm" svg:height="1cm" svg:x="2cm" svg:y="8.5cm">
            <text:p text:style-name="P3"><text:span text:style-name="T1">Services Transvers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4cm" svg:height="3cm" svg:x="3.5cm" svg:y="13.2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0cm" svg:height="1cm" svg:x="5.5cm" svg:y="12.75cm">
            <text:p text:style-name="P3"><text:span text:style-name="T1">Coexistence (temporaire)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 Sans" svg:font-family="'Ubuntu Sans'" style:font-adornments="Gras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468a1a" draw:marker-start-width="0.2cm" draw:marker-start-center="false" draw:marker-end-width="0.2cm" draw:marker-end-center="false" draw:fill="solid" draw:fill-color="#468a1a" loext:fill-use-slide-background="false" draw:textarea-horizontal-align="justify" fo:padding-top="0.125cm" fo:padding-bottom="0.125cm" fo:padding-left="0.25cm" fo:padding-right="0.25cm" fo:wrap-option="wrap" draw:shadow="hidden" draw:shadow-offset-x="0.1cm" draw:shadow-offset-y="0.1cm" draw:shadow-color="#395511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Ubuntu Sans" fo:font-family="'Ubuntu Sans'" style:font-style-name="Gras" style:font-family-generic="swiss" style:font-pitch="variable" fo:font-size="10pt" fo:font-style="normal" fo:text-shadow="1pt 1pt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3.8cm" draw:marker-start-width="5cm" draw:marker-end-width="5cm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Clément Hindié</meta:initial-creator>
    <meta:creation-date>2026-02-09T12:53:40.276627000</meta:creation-date>
    <dc:date>2026-02-09T13:39:22.232352600</dc:date>
    <dc:creator>Clément Hindié</dc:creator>
    <meta:editing-duration>PT1M9S</meta:editing-duration>
    <meta:editing-cycles>1</meta:editing-cycles>
    <meta:document-statistic meta:object-count="33"/>
    <meta:generator>LibreOffice/25.8.4.2$Windows_X86_64 LibreOffice_project/290daaa01b999472f0c7a3890eb6a550fd74c6df</meta:generator>
  </office:meta>
</office:document-meta>
</file>